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f3e82"/>
    </style:style>
    <style:style style:name="T2" style:family="text">
      <style:text-properties officeooo:rsid="000f71b7"/>
    </style:style>
    <style:style style:name="T3" style:family="text">
      <style:text-properties officeooo:rsid="00103a42"/>
    </style:style>
    <style:style style:name="T4" style:family="text">
      <style:text-properties officeooo:rsid="0011f39d"/>
    </style:style>
    <style:style style:name="T5" style:family="text">
      <style:text-properties officeooo:rsid="00123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non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 e necessita di visualizzare l'elenco dei candidati </text:span><text:span text:style-name="T3">non </text:span><text:span text:style-name="T1">idonei al bando di concorso per l'assegnazione dei posti per gli utenti dell'asilo.</text:span></text:p>
            <text:p text:style-name="P2">2. <text:span text:style-name="T1">Sara accede ad @silo: viene visualizzata una finestra di login; Sara accede al sistema digitando “SaraX” nel campo “Nome utente” e “sara65xyz” nel campo “Password”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5">non </text:span><text:span text:style-name="T1">idonei per il bando attuale cliccando sul pulsante “</text:span><text:span text:style-name="T3">Non </text:span><text:span text:style-name="T4">I</text:span><text:span text:style-name="T1">donei”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4</meta:editing-cycles>
    <meta:generator>LibreOffice/3.6$MacOSX_x86 LibreOffice_project/da8c1e6-fd468f4-454e206-f42a4a9-143cfd</meta:generator>
    <dc:date>2012-10-16T20:49:54</dc:date>
    <meta:document-statistic meta:table-count="1" meta:image-count="0" meta:object-count="0" meta:page-count="1" meta:paragraph-count="11" meta:word-count="129" meta:character-count="865" meta:non-whitespace-character-count="746"/>
  </office:meta>
</office:document-meta>
</file>